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A812CE7E8CFBF071.png" manifest:media-type="image/png"/>
  <manifest:file-entry manifest:full-path="Pictures/100000010000055600000300D2EA94F118B297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7cm" svg:height="9.557cm" draw:z-index="0"><draw:image xlink:href="Pictures/100000010000055600000300D2EA94F118B297FB.png" xlink:type="simple" xlink:show="embed" xlink:actuate="onLoad" draw:mime-type="image/png"/></draw:frame><draw:frame draw:style-name="fr1" draw:name="Image2" text:anchor-type="char" svg:x="0.071cm" svg:y="10.201cm" svg:width="17cm" svg:height="9.557cm" draw:z-index="1"><draw:image xlink:href="Pictures/100000010000055600000300A812CE7E8CFBF0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2:40:31.441053522</meta:creation-date>
    <dc:date>2024-01-24T12:44:11.090445970</dc:date>
    <meta:editing-duration>PT3M4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